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3pt" fo:font-style="normal" fo:font-weight="bold" style:font-size-asian="10.5pt"/>
    </style:style>
    <style:style style:name="T1" style:family="text">
      <style:text-properties fo:font-size="14pt" fo:font-weight="bold" style:font-size-asian="10.5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style="normal" fo:font-weight="bold" style:font-size-asian="10.5pt"/>
    </style:style>
    <style:style style:name="T4" style:family="text">
      <style:text-properties fo:font-size="14pt" fo:font-style="normal" fo:font-weight="normal" style:font-size-asian="10.5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fo:font-weight="bold" style:font-size-asian="10.5pt"/>
    </style:style>
    <style:style style:name="T7" style:family="text">
      <style:text-properties fo:font-size="13pt" fo:font-style="italic" style:font-size-asian="10.5pt"/>
    </style:style>
    <style:style style:name="T8" style:family="text">
      <style:text-properties fo:font-size="13pt" fo:font-style="normal" fo:font-weight="bold" style:font-size-asian="10.5pt"/>
    </style:style>
    <style:style style:name="T9" style:family="text">
      <style:text-properties fo:font-size="13pt" fo:font-style="normal" style:font-size-asian="10.5pt" style:font-style-asian="normal" style:font-style-complex="normal"/>
    </style:style>
    <style:style style:name="T10" style:family="text">
      <style:text-properties fo:font-size="12pt" fo:font-style="normal" fo:font-weight="bold" style:font-size-asian="12pt" style:font-size-complex="12pt"/>
    </style:style>
    <style:style style:name="T11" style:family="text">
      <style:text-properties fo:font-size="12pt" fo:font-style="normal" fo:font-weight="normal" style:font-size-asian="12pt" style:font-size-complex="12pt"/>
    </style:style>
    <style:style style:name="T12" style:family="text">
      <style:text-properties fo:font-weight="bold"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text:span text:style-name="T2">Cookbook: Installation steps for swissbib VuFind<text:line-break/><text:line-break/></text:span><text:line-break/>(workshop EPFL: “swissbib for the short distance runner”</text:p>
      <text:p text:style-name="Standard"/>
      <text:p text:style-name="Standard"><text:span text:style-name="T3">I. Installation of swissbib sources from Github <text:line-break/></text:span><text:span text:style-name="T10"><text:line-break/></text:span><text:span text:style-name="T11">0) assumption: services MySQL and Apache are already started<text:line-break/>(service mysql start|restart<text:line-break/>service apache2 start|restart)<text:line-break/></text:span><text:span text:style-name="T4"><text:line-break/></text:span>1) mkdir /usr/local/vufind/httpd (Standard for swissbib)<text:line-break/>(for EPFL workshop: /usr/local/vufind/epfl)<text:line-break/><text:line-break/>2) cd /usr/local/vufind/httpd<text:line-break/> <text:s/>(/usr/local/vufind/epfl)<text:line-break/>→ by now called APP_DIR<text:line-break/><text:line-break/>3) chown [your user]:[your group] APP_DIR<text:line-break/><text:line-break/>4) cd APP_DIR<text:line-break/><text:line-break/>5) <text:s/>git clone https://github.com/swissbib/sbvf2.git . </text:p>
      <text:p text:style-name="Standard"><text:line-break/></text:p>
      <text:p text:style-name="Standard"><text:span text:style-name="T12">status: now you have got all the necessary ressources </text:span><text:line-break/><text:span text:style-name="T12">next: Configure a local MySQL database</text:span></text:p>
      <text:p text:style-name="Standard"><text:span text:style-name="T12"/></text:p>
      <text:p text:style-name="Standard"><text:span text:style-name="T3">II. Setup and configure a local MySQL database </text:span><text:line-break/><text:line-break/>6) cd sbDocumentation<text:line-break/><text:line-break/>7) Create and configure MySQL database<text:line-break/><text:line-break/></text:p>
      <text:p text:style-name="Standard">a) Install database </text:p>
      <text:p text:style-name="Standard"/>
      <text:p text:style-name="Standard">mysql --user=root -p &lt; sb.vufind2.schema.only.sql </text:p>
      <text:p text:style-name="Standard"/>
      <text:p text:style-name="Standard">mysql –user=root -p<text:line-break/>(you need the MySQL root password)<text:line-break/></text:p>
      <text:p text:style-name="Standard"><text:s/>CREATE USER 'vufind2'@'localhost' IDENTIFIED BY 'vufind2'; </text:p>
      <text:p text:style-name="Standard"><text:s/>GRANT ALL PRIVILEGES ON vufind2.* TO 'vufind2'@'localhost' IDENTIFIED BY 'vufind2' WITH GRANT OPTION; </text:p>
      <text:p text:style-name="Standard"/>
      <text:p text:style-name="Standard"><text:line-break/><text:soft-page-break/><text:line-break/><text:span text:style-name="T12">status: now you have got all the necessary ressources </text:span><text:line-break/><text:span text:style-name="T12">next: Configure a local MySQL database</text:span></text:p>
      <text:p text:style-name="Standard"><text:span text:style-name="T12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3:56:32</meta:creation-date>
    <dc:date>2013-10-06T12:38:15</dc:date>
    <meta:editing-duration>PT2H51M58S</meta:editing-duration>
    <meta:editing-cycles>33</meta:editing-cycles>
    <meta:generator>LibreOffice/3.5$Linux_x86 LibreOffice_project/350m1$Build-2</meta:generator>
    <meta:document-statistic meta:table-count="0" meta:image-count="0" meta:object-count="0" meta:page-count="2" meta:paragraph-count="11" meta:word-count="153" meta:character-count="1165" meta:non-whitespace-character-count="992"/>
  </office:meta>
</office:document-meta>
</file>